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0.9pt"/>
    </style:style>
    <style:style style:name="co2" style:family="table-column">
      <style:table-column-properties fo:break-before="auto" style:column-width="42.46pt"/>
    </style:style>
    <style:style style:name="co3" style:family="table-column">
      <style:table-column-properties fo:break-before="auto" style:column-width="41.64pt"/>
    </style:style>
    <style:style style:name="co4" style:family="table-column">
      <style:table-column-properties fo:break-before="auto" style:column-width="29.31pt"/>
    </style:style>
    <style:style style:name="co5" style:family="table-column">
      <style:table-column-properties fo:break-before="auto" style:column-width="33.96pt"/>
    </style:style>
    <style:style style:name="co6" style:family="table-column">
      <style:table-column-properties fo:break-before="auto" style:column-width="32.4pt"/>
    </style:style>
    <style:style style:name="co7" style:family="table-column">
      <style:table-column-properties fo:break-before="auto" style:column-width="52.44pt"/>
    </style:style>
    <style:style style:name="co8" style:family="table-column">
      <style:table-column-properties fo:break-before="auto" style:column-width="76.65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Anton_age2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<text:s/></text:p>
          </table:table-cell>
          <table:table-cell office:value-type="float" office:value="3.78690505028" calcext:value-type="float">
            <text:p>3.7869050503</text:p>
          </table:table-cell>
        </table:table-row>
        <table:table-row table:style-name="ro1">
          <table:table-cell table:number-columns-repeated="7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float" office:value="3.45724701881" calcext:value-type="float">
            <text:p>3.4572470188</text:p>
          </table:table-cell>
        </table:table-row>
        <table:table-row table:style-name="ro1">
          <table:table-cell table:number-columns-repeated="4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5.43292188644" calcext:value-type="float">
            <text:p>5.4329218864</text:p>
          </table:table-cell>
        </table:table-row>
        <table:table-row table:style-name="ro1">
          <table:table-cell table:number-columns-repeated="5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4.32115602493" calcext:value-type="float">
            <text:p>4.3211560249</text:p>
          </table:table-cell>
        </table:table-row>
        <table:table-row table:style-name="ro1">
          <table:table-cell table:number-columns-repeated="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<text:s/></text:p>
          </table:table-cell>
          <table:table-cell office:value-type="float" office:value="6.97770404816" calcext:value-type="float">
            <text:p>6.977704048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<text:s/></text:p>
          </table:table-cell>
          <table:table-cell office:value-type="float" office:value="3.80091309547" calcext:value-type="float">
            <text:p>3.8009130955</text:p>
          </table:table-cell>
        </table:table-row>
        <table:table-row table:style-name="ro1">
          <table:table-cell table:number-columns-repeated="3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11.8731729984" calcext:value-type="float">
            <text:p>11.8731729984</text:p>
          </table:table-cell>
        </table:table-row>
        <table:table-row table:style-name="ro1">
          <table:table-cell table:number-columns-repeated="6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2.37710809708" calcext:value-type="float">
            <text:p>2.377108097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<text:s/></text:p>
          </table:table-cell>
          <table:table-cell office:value-type="float" office:value="6.7207429409" calcext:value-type="float">
            <text:p>6.7207429409</text:p>
          </table:table-cell>
        </table:table-row>
        <table:table-row table:style-name="ro1">
          <table:table-cell table:number-columns-repeated="3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3.84168815613" calcext:value-type="float">
            <text:p>3.8416881561</text:p>
          </table:table-cell>
        </table:table-row>
        <table:table-row table:style-name="ro1">
          <table:table-cell table:number-columns-repeated="3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7.32063603401" calcext:value-type="float">
            <text:p>7.320636034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<text:s/></text:p>
          </table:table-cell>
          <table:table-cell office:value-type="float" office:value="3.70535802841" calcext:value-type="float">
            <text:p>3.7053580284</text:p>
          </table:table-cell>
        </table:table-row>
        <table:table-row table:style-name="ro1">
          <table:table-cell table:number-columns-repeated="6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2.57757496834" calcext:value-type="float">
            <text:p>2.5775749683</text:p>
          </table:table-cell>
        </table:table-row>
        <table:table-row table:style-name="ro1">
          <table:table-cell table:number-columns-repeated="4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2.7769510746" calcext:value-type="float">
            <text:p>2.7769510746</text:p>
          </table:table-cell>
        </table:table-row>
        <table:table-row table:style-name="ro1">
          <table:table-cell table:number-columns-repeated="7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float" office:value="9.07312011719" calcext:value-type="float">
            <text:p>9.0731201172</text:p>
          </table:table-cell>
        </table:table-row>
        <table:table-row table:style-name="ro1">
          <table:table-cell table:number-columns-repeated="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<text:s/></text:p>
          </table:table-cell>
          <table:table-cell office:value-type="float" office:value="4.51319313049" calcext:value-type="float">
            <text:p>4.5131931305</text:p>
          </table:table-cell>
        </table:table-row>
        <table:table-row table:style-name="ro1">
          <table:table-cell table:number-columns-repeated="3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3.88922190666" calcext:value-type="float">
            <text:p>3.8892219067</text:p>
          </table:table-cell>
        </table:table-row>
        <table:table-row table:style-name="ro1">
          <table:table-cell table:number-columns-repeated="3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0.4810831547" calcext:value-type="float">
            <text:p>10.4810831547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<text:s/></text:p>
          </table:table-cell>
          <table:table-cell office:value-type="float" office:value="4.15325593948" calcext:value-type="float">
            <text:p>4.1532559395</text:p>
          </table:table-cell>
        </table:table-row>
        <table:table-row table:style-name="ro1">
          <table:table-cell table:number-columns-repeated="6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6.28093099594" calcext:value-type="float">
            <text:p>6.2809309959</text:p>
          </table:table-cell>
        </table:table-row>
        <table:table-row table:style-name="ro1">
          <table:table-cell table:number-columns-repeated="4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7.49841403961" calcext:value-type="float">
            <text:p>7.498414039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<text:s/></text:p>
          </table:table-cell>
          <table:table-cell office:value-type="float" office:value="3.48929595947" calcext:value-type="float">
            <text:p>3.4892959595</text:p>
          </table:table-cell>
        </table:table-row>
        <table:table-row table:style-name="ro1">
          <table:table-cell table:number-columns-repeated="7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float" office:value="2.45702791214" calcext:value-type="float">
            <text:p>2.4570279121</text:p>
          </table:table-cell>
        </table:table-row>
        <table:table-row table:style-name="ro1">
          <table:table-cell table:number-columns-repeated="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<text:s/></text:p>
          </table:table-cell>
          <table:table-cell office:value-type="float" office:value="6.36119103432" calcext:value-type="float">
            <text:p>6.361191034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<text:s/></text:p>
          </table:table-cell>
          <table:table-cell office:value-type="float" office:value="15.7525620461" calcext:value-type="float">
            <text:p>15.7525620461</text:p>
          </table:table-cell>
        </table:table-row>
        <table:table-row table:style-name="ro1">
          <table:table-cell table:number-columns-repeated="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<text:s/></text:p>
          </table:table-cell>
          <table:table-cell office:value-type="float" office:value="4.33737587929" calcext:value-type="float">
            <text:p>4.3373758793</text:p>
          </table:table-cell>
        </table:table-row>
        <table:table-row table:style-name="ro1">
          <table:table-cell table:number-columns-repeated="6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2.76078295708" calcext:value-type="float">
            <text:p>2.7607829571</text:p>
          </table:table-cell>
        </table:table-row>
        <table:table-row table:style-name="ro1">
          <table:table-cell table:number-columns-repeated="3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5.14489603043" calcext:value-type="float">
            <text:p>5.1448960304</text:p>
          </table:table-cell>
        </table:table-row>
        <table:table-row table:style-name="ro1">
          <table:table-cell table:number-columns-repeated="4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3.72974705696" calcext:value-type="float">
            <text:p>3.729747057</text:p>
          </table:table-cell>
        </table:table-row>
        <table:table-row table:style-name="ro1">
          <table:table-cell table:number-columns-repeated="3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3.20916104317" calcext:value-type="float">
            <text:p>3.2091610432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<text:s/></text:p>
          </table:table-cell>
          <table:table-cell office:value-type="float" office:value="3.1691660881" calcext:value-type="float">
            <text:p>3.1691660881</text:p>
          </table:table-cell>
        </table:table-row>
        <table:table-row table:style-name="ro1">
          <table:table-cell table:number-columns-repeated="7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float" office:value="4.95312285423" calcext:value-type="float">
            <text:p>4.9531228542</text:p>
          </table:table-cell>
        </table:table-row>
        <table:table-row table:style-name="ro1">
          <table:table-cell table:number-columns-repeated="6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2.76877403259" calcext:value-type="float">
            <text:p>2.7687740326</text:p>
          </table:table-cell>
        </table:table-row>
        <table:table-row table:style-name="ro1">
          <table:table-cell table:number-columns-repeated="7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float" office:value="3.34492993355" calcext:value-type="float">
            <text:p>3.3449299336</text:p>
          </table:table-cell>
        </table:table-row>
        <table:table-row table:style-name="ro1">
          <table:table-cell table:number-columns-repeated="3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6.07360887527" calcext:value-type="float">
            <text:p>6.0736088753</text:p>
          </table:table-cell>
        </table:table-row>
        <table:table-row table:style-name="ro1">
          <table:table-cell table:number-columns-repeated="3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4.5529820919" calcext:value-type="float">
            <text:p>4.552982091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<text:s/></text:p>
          </table:table-cell>
          <table:table-cell office:value-type="float" office:value="6.00110006332" calcext:value-type="float">
            <text:p>6.0011000633</text:p>
          </table:table-cell>
        </table:table-row>
        <table:table-row table:style-name="ro1">
          <table:table-cell table:number-columns-repeated="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<text:s/></text:p>
          </table:table-cell>
          <table:table-cell office:value-type="float" office:value="3.29742884636" calcext:value-type="float">
            <text:p>3.2974288464</text:p>
          </table:table-cell>
        </table:table-row>
        <table:table-row table:style-name="ro1">
          <table:table-cell table:number-columns-repeated="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3.21715593338" calcext:value-type="float">
            <text:p>3.2171559334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<text:s/></text:p>
          </table:table-cell>
          <table:table-cell office:value-type="float" office:value="2.96107292175" calcext:value-type="float">
            <text:p>2.9610729218</text:p>
          </table:table-cell>
        </table:table-row>
        <table:table-row table:style-name="ro1">
          <table:table-cell table:number-columns-repeated="6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9.87287807465" calcext:value-type="float">
            <text:p>9.8728780747</text:p>
          </table:table-cell>
        </table:table-row>
        <table:table-row table:style-name="ro1">
          <table:table-cell table:number-columns-repeated="7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float" office:value="2.07285094261" calcext:value-type="float">
            <text:p>2.0728509426</text:p>
          </table:table-cell>
        </table:table-row>
        <table:table-row table:style-name="ro1">
          <table:table-cell table:number-columns-repeated="4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3.54467797279" calcext:value-type="float">
            <text:p>3.5446779728</text:p>
          </table:table-cell>
        </table:table-row>
        <table:table-row table:style-name="ro1">
          <table:table-cell table:number-columns-repeated="3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12.4976050854" calcext:value-type="float">
            <text:p>12.4976050854</text:p>
          </table:table-cell>
        </table:table-row>
        <table:table-row table:style-name="ro1">
          <table:table-cell table:number-columns-repeated="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<text:s/></text:p>
          </table:table-cell>
          <table:table-cell office:value-type="float" office:value="3.42522907257" calcext:value-type="float">
            <text:p>3.4252290726</text:p>
          </table:table-cell>
        </table:table-row>
        <table:table-row table:style-name="ro1">
          <table:table-cell table:number-columns-repeated="3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2.39322185516" calcext:value-type="float">
            <text:p>2.393221855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<text:s/></text:p>
          </table:table-cell>
          <table:table-cell office:value-type="float" office:value="5.76099205017" calcext:value-type="float">
            <text:p>5.7609920502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<text:s/></text:p>
          </table:table-cell>
          <table:table-cell office:value-type="float" office:value="2.60102701187" calcext:value-type="float">
            <text:p>2.6010270119</text:p>
          </table:table-cell>
        </table:table-row>
        <table:table-row table:style-name="ro1">
          <table:table-cell table:number-columns-repeated="6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2.04825806618" calcext:value-type="float">
            <text:p>2.0482580662</text:p>
          </table:table-cell>
        </table:table-row>
        <table:table-row table:style-name="ro1">
          <table:table-cell table:number-columns-repeated="3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3.33014297485" calcext:value-type="float">
            <text:p>3.3301429749</text:p>
          </table:table-cell>
        </table:table-row>
        <table:table-row table:style-name="ro1">
          <table:table-cell table:number-columns-repeated="3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2.90493202209" calcext:value-type="float">
            <text:p>2.9049320221</text:p>
          </table:table-cell>
        </table:table-row>
        <table:table-row table:style-name="ro1">
          <table:table-cell table:number-columns-repeated="4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9.29700613022" calcext:value-type="float">
            <text:p>9.29700613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<text:s/></text:p>
          </table:table-cell>
          <table:table-cell office:value-type="float" office:value="3.78554797173" calcext:value-type="float">
            <text:p>3.7855479717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<text:s/></text:p>
          </table:table-cell>
          <table:table-cell office:value-type="float" office:value="3.12119603157" calcext:value-type="float">
            <text:p>3.1211960316</text:p>
          </table:table-cell>
        </table:table-row>
        <table:table-row table:style-name="ro1">
          <table:table-cell table:number-columns-repeated="7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float" office:value="3.2486948967" calcext:value-type="float">
            <text:p>3.2486948967</text:p>
          </table:table-cell>
        </table:table-row>
        <table:table-row table:style-name="ro1">
          <table:table-cell table:number-columns-repeated="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<text:s/></text:p>
          </table:table-cell>
          <table:table-cell office:value-type="float" office:value="2.21719408035" calcext:value-type="float">
            <text:p>2.2171940804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<text:s/></text:p>
          </table:table-cell>
          <table:table-cell office:value-type="float" office:value="4.38495516777" calcext:value-type="float">
            <text:p>4.384955167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<text:s/></text:p>
          </table:table-cell>
          <table:table-cell office:value-type="float" office:value="3.2011141777" calcext:value-type="float">
            <text:p>3.2011141777</text:p>
          </table:table-cell>
        </table:table-row>
        <table:table-row table:style-name="ro1">
          <table:table-cell table:number-columns-repeated="4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9.05629014969" calcext:value-type="float">
            <text:p>9.0562901497</text:p>
          </table:table-cell>
        </table:table-row>
        <table:table-row table:style-name="ro1">
          <table:table-cell table:number-columns-repeated="3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2.3859231472" calcext:value-type="float">
            <text:p>2.3859231472</text:p>
          </table:table-cell>
        </table:table-row>
        <table:table-row table:style-name="ro1">
          <table:table-cell table:number-columns-repeated="7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float" office:value="2.05010414124" calcext:value-type="float">
            <text:p>2.0501041412</text:p>
          </table:table-cell>
        </table:table-row>
        <table:table-row table:style-name="ro1">
          <table:table-cell table:number-columns-repeated="3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2.64096212387" calcext:value-type="float">
            <text:p>2.6409621239</text:p>
          </table:table-cell>
        </table:table-row>
        <table:table-row table:style-name="ro1">
          <table:table-cell table:number-columns-repeated="6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2.07297301292" calcext:value-type="float">
            <text:p>2.0729730129</text:p>
          </table:table-cell>
        </table:table-row>
        <table:table-row table:style-name="ro1">
          <table:table-cell table:number-columns-repeated="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<text:s/></text:p>
          </table:table-cell>
          <table:table-cell office:value-type="float" office:value="5.95288896561" calcext:value-type="float">
            <text:p>5.9528889656</text:p>
          </table:table-cell>
        </table:table-row>
        <table:table-row table:style-name="ro1">
          <table:table-cell table:formula="of:=(8-COUNTIF([.A1:.A64];&quot;=0&quot;))/8" office:value-type="float" office:value="1" calcext:value-type="float">
            <text:p>1</text:p>
          </table:table-cell>
          <table:table-cell table:formula="of:=(8-COUNTIF([.B1:.B64];&quot;=0&quot;))/8" office:value-type="float" office:value="1" calcext:value-type="float">
            <text:p>1</text:p>
          </table:table-cell>
          <table:table-cell table:formula="of:=(8-COUNTIF([.C1:.C64];&quot;=0&quot;))/8" office:value-type="float" office:value="1" calcext:value-type="float">
            <text:p>1</text:p>
          </table:table-cell>
          <table:table-cell table:formula="of:=(8-COUNTIF([.D1:.D64];&quot;=0&quot;))/8" office:value-type="float" office:value="1" calcext:value-type="float">
            <text:p>1</text:p>
          </table:table-cell>
          <table:table-cell table:formula="of:=(8-COUNTIF([.E1:.E64];&quot;=0&quot;))/8" office:value-type="float" office:value="0.875" calcext:value-type="float">
            <text:p>0.875</text:p>
          </table:table-cell>
          <table:table-cell table:formula="of:=(8-COUNTIF([.F1:.F64];&quot;=0&quot;))/8" office:value-type="float" office:value="0.125" calcext:value-type="float">
            <text:p>0.125</text:p>
          </table:table-cell>
          <table:table-cell table:formula="of:=(8-COUNTIF([.G1:.G64];&quot;=0&quot;))/8" office:value-type="float" office:value="1" calcext:value-type="float">
            <text:p>1</text:p>
          </table:table-cell>
          <table:table-cell table:formula="of:=(8-COUNTIF([.H1:.H64];&quot;=0&quot;))/8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table:number-columns-repeated="9" office:value-type="string" calcext:value-type="string">
            <text:p><text:s/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1-19T20:07:18.747712407</dc:date>
    <meta:editing-duration>PT1M14S</meta:editing-duration>
    <meta:editing-cycles>1</meta:editing-cycles>
    <meta:document-statistic meta:table-count="1" meta:cell-count="720" meta:object-count="0"/>
    <meta:generator>LibreOffice/5.1.6.2$Linux_X86_64 LibreOffice_project/10m0$Build-2</meta:generator>
  </office:meta>
</office:document-meta>
</file>